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4.55in" style:rel-column-width="6552*"/>
    </style:style>
    <style:style style:name="Table1.A1" style:family="table-cell">
      <style:table-cell-properties fo:padding="0.0625in" fo:border-left="none" fo:border-right="none" fo:border-top="0.0007in solid #000000" fo:border-bottom="0.0007in solid #000000"/>
    </style:style>
    <style:style style:name="Table1.A2" style:family="table-cell">
      <style:table-cell-properties fo:padding="0.0625in" fo:border-left="none" fo:border-right="none" fo:border-top="0.0007in solid #000000" fo:border-bottom="none"/>
    </style:style>
    <style:style style:name="Table1.A3" style:family="table-cell">
      <style:table-cell-properties style:vertical-align="top" fo:padding="0.0625in" fo:border="none"/>
    </style:style>
    <style:style style:name="Table1.A5" style:family="table-cell">
      <style:table-cell-properties fo:padding="0.0625in" fo:border-left="none" fo:border-right="none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ableHeadingLeft">
      <style:text-properties fo:font-size="10pt" style:font-size-asian="10pt" style:font-size-complex="10pt"/>
    </style:style>
    <style:style style:name="P3" style:family="paragraph" style:parent-style-name="OrgTableContentsLeft">
      <style:text-properties fo:font-size="10pt" style:font-size-asian="10pt" style:font-size-complex="10pt"/>
    </style:style>
    <style:style style:name="P4" style:family="paragraph" style:parent-style-name="OrgTableContentsLeft">
      <style:text-properties style:font-name="Courier New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Standard"><text:bookmark-start text:name="OrgXref.org3f31e41"/><text:bookmark-end text:name="OrgXref.org3f31e41"/></text:p>
      <text:section text:style-name="Sect1" text:name="Section1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2">KEY</text:p>
              </table:table-cell>
              <table:table-cell table:style-name="Table1.A1" office:value-type="string">
                <text:p text:style-name="P2">Meaning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Left"><text:span text:style-name="OrgCode"><text:span text:style-name="T1">C-x C-f</text:span></text:span></text:p>
            </table:table-cell>
            <table:table-cell table:style-name="Table1.A2" office:value-type="string">
              <text:p text:style-name="OrgTableContentsLeft"><text:span text:style-name="OrgCode"><text:span text:style-name="T1">find-file</text:span></text:span>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x i</text:span></text:span></text:p>
            </table:table-cell>
            <table:table-cell table:style-name="Table1.A3" office:value-type="string">
              <text:p text:style-name="OrgTableContentsLeft"><text:span text:style-name="OrgCode"><text:span text:style-name="T1">insert-file</text:span></text:span>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g</text:span></text:span></text:p>
            </table:table-cell>
            <table:table-cell table:style-name="Table1.A3" office:value-type="string">
              <text:p text:style-name="OrgTableContentsLeft"><text:span text:style-name="OrgCode"><text:span text:style-name="T1">keyboard-quit</text:span></text:span></text:p>
            </table:table-cell>
          </table:table-row>
          <table:table-row>
            <table:table-cell table:style-name="Table1.A5" office:value-type="string">
              <text:p text:style-name="OrgTableContentsLeft"><text:span text:style-name="OrgCode"><text:span text:style-name="T1">C-x C-s</text:span></text:span></text:p>
            </table:table-cell>
            <table:table-cell table:style-name="Table1.A5" office:value-type="string">
              <text:p text:style-name="OrgTableContentsLeft"><text:span text:style-name="OrgCode"><text:span text:style-name="T1">save-buffer</text:span></text:span></text:p>
            </table:table-cell>
          </table:table-row>
          <table:table-row>
            <table:table-cell table:style-name="Table1.A2" office:value-type="string">
              <text:p text:style-name="OrgTableContentsLeft"><text:span text:style-name="OrgCode"><text:span text:style-name="T1">C-a</text:span></text:span><text:span text:style-name="T1">, </text:span><text:span text:style-name="OrgCode"><text:span text:style-name="T1">C-e</text:span></text:span></text:p>
            </table:table-cell>
            <table:table-cell table:style-name="Table1.A2" office:value-type="string">
              <text:p text:style-name="P3">start, end of line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f</text:span></text:span><text:span text:style-name="T1">, </text:span><text:span text:style-name="OrgCode"><text:span text:style-name="T1">C-b</text:span></text:span></text:p>
            </table:table-cell>
            <table:table-cell table:style-name="Table1.A3" office:value-type="string">
              <text:p text:style-name="OrgTableContentsLeft"><text:span text:style-name="OrgCode"><text:span text:style-name="T1">forward-char</text:span></text:span><text:span text:style-name="T1">, </text:span><text:span text:style-name="OrgCode"><text:span text:style-name="T1">backward-char</text:span></text:span>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M-f</text:span></text:span><text:span text:style-name="T1">, </text:span><text:span text:style-name="OrgCode"><text:span text:style-name="T1">M-b</text:span></text:span></text:p>
            </table:table-cell>
            <table:table-cell table:style-name="Table1.A3" office:value-type="string">
              <text:p text:style-name="OrgTableContentsLeft"><text:span text:style-name="OrgCode"><text:span text:style-name="T1">forward-word</text:span></text:span><text:span text:style-name="T1">, </text:span><text:span text:style-name="OrgCode"><text:span text:style-name="T1">backward-word</text:span></text:span></text:p>
            </table:table-cell>
          </table:table-row>
          <table:table-row>
            <table:table-cell table:style-name="Table1.A5" office:value-type="string">
              <text:p text:style-name="OrgTableContentsLeft"><text:span text:style-name="OrgCode"><text:span text:style-name="T1">M-&lt;</text:span></text:span><text:span text:style-name="T1">, </text:span><text:span text:style-name="OrgCode"><text:span text:style-name="T1">M-&gt;</text:span></text:span></text:p>
            </table:table-cell>
            <table:table-cell table:style-name="Table1.A5" office:value-type="string">
              <text:p text:style-name="P3">beginning, end of buffer</text:p>
            </table:table-cell>
          </table:table-row>
          <table:table-row>
            <table:table-cell table:style-name="Table1.A2" office:value-type="string">
              <text:p text:style-name="OrgTableContentsLeft"><text:span text:style-name="OrgCode"><text:span text:style-name="T1">M-q</text:span></text:span></text:p>
            </table:table-cell>
            <table:table-cell table:style-name="Table1.A2" office:value-type="string">
              <text:p text:style-name="OrgTableContentsLeft"><text:span text:style-name="OrgCode"><text:span text:style-name="T1">fill-paragraph</text:span></text:span>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x u</text:span></text:span></text:p>
            </table:table-cell>
            <table:table-cell table:style-name="Table1.A3" office:value-type="string">
              <text:p text:style-name="P3">undo last step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v</text:span></text:span><text:span text:style-name="T1">, </text:span><text:span text:style-name="OrgCode"><text:span text:style-name="T1">M-v</text:span></text:span></text:p>
            </table:table-cell>
            <table:table-cell table:style-name="Table1.A3" office:value-type="string">
              <text:p text:style-name="P3">scroll up, down</text:p>
            </table:table-cell>
          </table:table-row>
          <table:table-row>
            <table:table-cell table:style-name="Table1.A5" office:value-type="string">
              <text:p text:style-name="OrgTableContentsLeft"><text:span text:style-name="OrgCode"><text:span text:style-name="T1">M-&lt;</text:span></text:span><text:span text:style-name="T1">, </text:span><text:span text:style-name="OrgCode"><text:span text:style-name="T1">M-&gt;</text:span></text:span></text:p>
            </table:table-cell>
            <table:table-cell table:style-name="Table1.A5" office:value-type="string">
              <text:p text:style-name="P3">top, bottom of buffer</text:p>
            </table:table-cell>
          </table:table-row>
          <table:table-row>
            <table:table-cell table:style-name="Table1.A2" office:value-type="string">
              <text:p text:style-name="OrgTableContentsLeft"><text:span text:style-name="OrgCode"><text:span text:style-name="T1">C-SPC</text:span></text:span></text:p>
            </table:table-cell>
            <table:table-cell table:style-name="Table1.A2" office:value-type="string">
              <text:p text:style-name="P3">set mark (for region)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w</text:span></text:span><text:span text:style-name="T1"> (</text:span><text:span text:style-name="OrgCode"><text:span text:style-name="T1">C-x</text:span></text:span><text:span text:style-name="T1">)</text:span></text:p>
            </table:table-cell>
            <table:table-cell table:style-name="Table1.A3" office:value-type="string">
              <text:p text:style-name="P3">cut/kill region (CUA)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y</text:span></text:span><text:span text:style-name="T1"> (</text:span><text:span text:style-name="OrgCode"><text:span text:style-name="T1">C-v</text:span></text:span><text:span text:style-name="T1">)</text:span></text:p>
            </table:table-cell>
            <table:table-cell table:style-name="Table1.A3" office:value-type="string">
              <text:p text:style-name="P3">paste/yank region (CUA)</text:p>
            </table:table-cell>
          </table:table-row>
          <table:table-row>
            <table:table-cell table:style-name="Table1.A5" office:value-type="string">
              <text:p text:style-name="OrgTableContentsLeft"><text:span text:style-name="OrgCode"><text:span text:style-name="T1">C-w</text:span></text:span><text:span text:style-name="T1"> (</text:span><text:span text:style-name="OrgCode"><text:span text:style-name="T1">C-c</text:span></text:span><text:span text:style-name="T1">)</text:span></text:p>
            </table:table-cell>
            <table:table-cell table:style-name="Table1.A5" office:value-type="string">
              <text:p text:style-name="P3">copy region (CUA)</text:p>
            </table:table-cell>
          </table:table-row>
          <table:table-row>
            <table:table-cell table:style-name="Table1.A3" office:value-type="string">
              <text:p text:style-name="P4">C-x 1, C-x 2, C-x 3</text:p>
            </table:table-cell>
            <table:table-cell table:style-name="Table1.A3" office:value-type="string">
              <text:p text:style-name="P3">Remove all but current window, split horizontally, split vertically</text:p>
            </table:table-cell>
          </table:table-row>
          <table:table-row>
            <table:table-cell table:style-name="Table1.A3" office:value-type="string">
              <text:p text:style-name="P4">C-x d</text:p>
            </table:table-cell>
            <table:table-cell table:style-name="Table1.A3" office:value-type="string">
              <text:p text:style-name="OrgTableContentsLeft"><text:span text:style-name="T1">list directories (</text:span><text:span text:style-name="OrgCode"><text:span text:style-name="T1">dired</text:span></text:span><text:span text:style-name="T1">)</text:span></text:p>
            </table:table-cell>
          </table:table-row>
          <table:table-row>
            <table:table-cell table:style-name="Table1.A3" office:value-type="string">
              <text:p text:style-name="P4">C-x C-b</text:p>
            </table:table-cell>
            <table:table-cell table:style-name="Table1.A3" office:value-type="string">
              <text:p text:style-name="P3">list buffers</text:p>
            </table:table-cell>
          </table:table-row>
          <table:table-row>
            <table:table-cell table:style-name="Table1.A5" office:value-type="string">
              <text:p text:style-name="P4">C-x b</text:p>
            </table:table-cell>
            <table:table-cell table:style-name="Table1.A5" office:value-type="string">
              <text:p text:style-name="P3">switch to (last) buffer</text:p>
            </table:table-cell>
          </table:table-row>
          <table:table-row>
            <table:table-cell table:style-name="Table1.A2" office:value-type="string">
              <text:p text:style-name="OrgTableContentsLeft"><text:span text:style-name="OrgCode"><text:span text:style-name="T1">M-x eshell</text:span></text:span></text:p>
            </table:table-cell>
            <table:table-cell table:style-name="Table1.A2" office:value-type="string">
              <text:p text:style-name="P3">open (Linux-style) shell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c C-e</text:span></text:span></text:p>
            </table:table-cell>
            <table:table-cell table:style-name="Table1.A3" office:value-type="string">
              <text:p text:style-name="P3">open Org export dispatch</text:p>
            </table:table-cell>
          </table:table-row>
          <table:table-row>
            <table:table-cell table:style-name="Table1.A3" office:value-type="string">
              <text:p text:style-name="OrgTableContentsLeft"><text:span text:style-name="OrgCode"><text:span text:style-name="T1">C-c C-v t</text:span></text:span></text:p>
            </table:table-cell>
            <table:table-cell table:style-name="Table1.A3" office:value-type="string">
              <text:p text:style-name="OrgTableContentsLeft"><text:span text:style-name="OrgCode"><text:span text:style-name="T1">org-babel-tangle</text:span></text:span><text:span text:style-name="T1"> file</text:span></text:p>
            </table:table-cell>
          </table:table-row>
          <table:table-row>
            <table:table-cell table:style-name="Table1.A5" office:value-type="string">
              <text:p text:style-name="OrgTableContentsLeft"><text:span text:style-name="OrgCode"><text:span text:style-name="T1">&lt;F6&gt;</text:span></text:span><text:span text:style-name="T1">, </text:span><text:span text:style-name="OrgCode"><text:span text:style-name="T1">&lt;F7&gt;</text:span></text:span></text:p>
            </table:table-cell>
            <table:table-cell table:style-name="Table1.A5" office:value-type="string">
              <text:p text:style-name="P3">display, hide inline files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008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008in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GNU Emacs Cheat Sheet – Marcus Birkenkrahe – Lyon College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1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1</text:page-number></text:p>
      </style:footer>
    </style:master-page>
    <style:master-page style:name="OrgPage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rcus Birkenkrahe</dc:creator>
    <meta:initial-creator>Marcus Birkenkrahe</meta:initial-creator>
    <dc:date>2023-01-16T19:34:00.73</dc:date>
    <meta:creation-date>2023-01-16T17:04:51</meta:creation-date>
    <meta:generator>OpenOffice/4.1.13$Win32 OpenOffice.org_project/4113m1$Build-9810</meta:generator>
    <meta:keyword/>
    <dc:subject/>
    <dc:title>Emacs Beginner's Tutorial</dc:title>
    <meta:editing-duration>PT2H28M52S</meta:editing-duration>
    <meta:editing-cycles>3</meta:editing-cycles>
    <meta:document-statistic meta:table-count="1" meta:image-count="0" meta:object-count="0" meta:page-count="1" meta:paragraph-count="54" meta:word-count="133" meta:character-count="759"/>
  </office:meta>
</office:document-meta>
</file>